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position="0% 100%" fo:language="de" fo:country="DE" officeooo:rsid="002138b4" officeooo:paragraph-rsid="002138b4"/>
    </style:style>
    <style:style style:name="P2" style:family="paragraph" style:parent-style-name="Text_20_body" style:list-style-name="L1">
      <style:text-properties style:text-position="0% 100%" fo:language="de" fo:country="DE" officeooo:rsid="0021763c" officeooo:paragraph-rsid="0021763c"/>
    </style:style>
    <style:style style:name="P3" style:family="paragraph" style:parent-style-name="Text_20_body" style:list-style-name="L1">
      <style:text-properties style:text-position="0% 100%" fo:language="de" fo:country="DE" officeooo:rsid="00236245" officeooo:paragraph-rsid="00236245"/>
    </style:style>
    <style:style style:name="P4" style:family="paragraph" style:parent-style-name="Text_20_body" style:list-style-name="L1">
      <style:text-properties style:text-position="0% 100%" fo:language="de" fo:country="DE" officeooo:rsid="0024327c" officeooo:paragraph-rsid="00243688"/>
    </style:style>
    <style:style style:name="P5" style:family="paragraph" style:parent-style-name="Text_20_body" style:list-style-name="L1">
      <style:text-properties style:text-position="0% 100%" fo:language="de" fo:country="DE" officeooo:rsid="0029a4d0" officeooo:paragraph-rsid="0029a4d0"/>
    </style:style>
    <style:style style:name="P6" style:family="paragraph" style:parent-style-name="Heading_20_1">
      <style:text-properties fo:language="de" fo:country="DE" officeooo:rsid="001d4b1c" officeooo:paragraph-rsid="001d4b1c"/>
    </style:style>
    <style:style style:name="T1" style:family="text">
      <style:text-properties officeooo:rsid="00243688"/>
    </style:style>
    <style:style style:name="T2" style:family="text">
      <style:text-properties officeooo:rsid="0027ad66"/>
    </style:style>
    <style:style style:name="T3" style:family="text">
      <style:text-properties officeooo:rsid="002b91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ortschritt <text:span text:style-name="T2">09</text:span>.0<text:span text:style-name="T2">5</text:span>.2018</text:h>
      <text:list xml:id="list6942363390743692617" text:style-name="L1">
        <text:list-item>
          <text:p text:style-name="P5">Sind die Einstellungen für Kontinuumsroboter ok? Lmin<text:span text:style-name="T3">=7.5cm</text:span>, <text:span text:style-name="T3">lmax=12.5, d=1cm, n=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52:05.212302772</meta:creation-date>
    <dc:date>2018-05-07T17:39:27.995255256</dc:date>
    <meta:editing-duration>P4DT2H1M2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3" meta:character-count="107" meta:non-whitespace-character-count="97"/>
  </office:meta>
</office:document-meta>
</file>